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2" svg:font-family="FreeSans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secondary-fill-color="#ff0000" draw:textarea-horizontal-align="justify" fo:min-height="0.75cm" fo:min-width="0.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8.6cm" svg:height="1.6cm" svg:x="14.252cm" svg:y="11.9cm">
          <text:p text:style-name="P1"><text:span text:style-name="T1">Инициализац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InitialNode" draw:style-name="gr2" draw:text-style-name="P3" xml:id="id1" draw:id="id1" draw:layer="layout" svg:width="1cm" svg:height="1cm" svg:x="18.029cm" svg:y="7.6cm">
          <draw:glue-point draw:id="4" svg:x="0cm" svg:y="0cm"/>
          <text:p/>
          <draw:enhanced-geometry svg:viewBox="0 0 1000 1000" draw:type="NonPrimitive" draw:enhanced-path="U 500 500 700 700 0 360 Z N"/>
        </draw:custom-shape>
        <draw:connector draw:style-name="gr3" draw:text-style-name="P1" draw:layer="layout" draw:type="line" svg:x1="18.529cm" svg:y1="8.6cm" svg:x2="18.552cm" svg:y2="11.9cm" draw:start-shape="id1" draw:start-glue-point="2" draw:end-shape="id2" svg:d="M18529 8600l23 3300" svg:viewBox="0 0 24 3301">
          <text:p text:style-name="P1"><text:span text:style-name="T2">выполнить</text:span></text:p>
          <text:p text:style-name="P1"><text:span text:style-name="T2">NMTStateSelf =</text:span></text:p>
          <text:p text:style-name="P1"><text:span text:style-name="T2">CO_NMT_INITIALIZING;</text:span></text:p>
        </draw:connector>
        <draw:custom-shape draw:style-name="gr1" draw:text-style-name="P2" xml:id="id3" draw:id="id3" draw:layer="layout" svg:width="8.6cm" svg:height="1.6cm" svg:x="14.252cm" svg:y="15.7cm">
          <text:p text:style-name="P1"><text:span text:style-name="T1">Ожидание первого сообщения</text:span></text:p>
          <text:p text:style-name="P1"><text:span text:style-name="T2">enter/ monitoredNode.m_dNMTstate = 0;</text:span></text:p>
          <text:p text:style-name="P1"><text:span text:style-name="T2">enter/ monitoredNode.m_bmonStarted = false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8.552cm" svg:y1="13.5cm" svg:x2="18.552cm" svg:y2="15.7cm" draw:start-shape="id2" draw:start-glue-point="2" draw:end-shape="id3" svg:d="M18552 13500v2200" svg:viewBox="0 0 1 2201">
          <text:p text:style-name="P1"><text:span text:style-name="T3">Команда перехода </text:span></text:p>
          <text:p text:style-name="P1"><text:span text:style-name="T3">в режим [Pre-]Operational/</text:span></text:p>
          <text:p text:style-name="P1"><text:span text:style-name="T2">обновить nNMTStateSelf</text:span></text:p>
        </draw:connector>
        <draw:custom-shape draw:style-name="gr1" draw:text-style-name="P2" xml:id="id4" draw:id="id4" draw:layer="layout" svg:width="8.6cm" svg:height="1.6cm" svg:x="14.252cm" svg:y="19.5cm">
          <text:p text:style-name="P1"><text:span text:style-name="T1">Мониторинг</text:span></text:p>
          <text:p text:style-name="P1"><text:span text:style-name="T2">enter/ monitoredNode.m_dNMTstate = received_state;</text:span></text:p>
          <text:p text:style-name="P1"><text:span text:style-name="T2">enter/ monitoredNode.m_bmonStarted = true;</text:span></text:p>
          <text:p text:style-name="P1"><text:span text:style-name="T2">enter/ monitoredNode.m_dPrevHBTime обновить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8.552cm" svg:y1="17.3cm" svg:x2="18.552cm" svg:y2="19.5cm" draw:start-shape="id3" draw:start-glue-point="2" draw:end-shape="id4" svg:d="M18552 17300v2200" svg:viewBox="0 0 1 2201">
          <text:p text:style-name="P1"><text:span text:style-name="T3">Пришло сообщение</text:span></text:p>
          <text:p text:style-name="P1"><text:span text:style-name="T3">от другого модуля с NMTState != 0</text:span></text:p>
        </draw:connector>
        <draw:connector draw:style-name="gr3" draw:text-style-name="P1" draw:layer="layout" draw:type="curve" draw:line-skew="-12.299cm -0.993cm" svg:x1="14.252cm" svg:y1="20.3cm" svg:x2="18.552cm" svg:y2="19.5cm" draw:start-shape="id4" draw:start-glue-point="3" draw:end-shape="id4" draw:end-glue-point="0" svg:d="M14252 20300c-19200 0-16000-1148-10125-1908s14425-1133 14425 1108" svg:viewBox="0 0 18953 2498">
          <text:p text:style-name="P1"><text:span text:style-name="T3">Пришло сообщение</text:span></text:p>
          <text:p text:style-name="P1"><text:span text:style-name="T3">от другого модуля с NMTState != 0/</text:span></text:p>
          <text:p text:style-name="P1"><text:span text:style-name="T2">обновить monitoredNode.m_dNMTstate и</text:span></text:p>
          <text:p text:style-name="P1"><text:span text:style-name="T2">monitoredNode.m_dPrevHBTime</text:span></text:p>
        </draw:connector>
        <draw:connector draw:style-name="gr3" draw:text-style-name="P1" draw:layer="layout" draw:type="curve" draw:line-skew="2.224cm" svg:x1="22.852cm" svg:y1="20.3cm" svg:x2="22.852cm" svg:y2="16.5cm" draw:start-shape="id4" draw:start-glue-point="1" draw:end-shape="id3" draw:end-glue-point="1" svg:d="M22852 20300c4089 0 4089-3800 0-3800" svg:viewBox="0 0 3068 3801">
          <text:p text:style-name="P1"><text:span text:style-name="T2">Превышено</text:span></text:p>
          <text:p text:style-name="P1"><text:span text:style-name="T2">время ожидания</text:span></text:p>
          <text:p text:style-name="P1"><text:span text:style-name="T2">HB-сообщения/</text:span></text:p>
          <text:p text:style-name="P1"><text:span text:style-name="T2">послать сигнал ошибки</text:span></text:p>
          <text:p text:style-name="P1"><text:span text:style-name="T2">HB</text:span></text:p>
        </draw:connector>
        <draw:connector draw:style-name="gr3" draw:text-style-name="P1" draw:layer="layout" draw:type="curve" draw:line-skew="-5.734cm" svg:x1="14.252cm" svg:y1="16.5cm" svg:x2="18.552cm" svg:y2="11.9cm" draw:start-shape="id3" draw:start-glue-point="3" draw:end-shape="id2" draw:end-glue-point="0" svg:d="M14252 16500c-9352 0-7794-2551-4381-3889s8681-1462 8681-711" svg:viewBox="0 0 11338 5060">
          <text:p text:style-name="P1"><text:span text:style-name="T3">Команда перехода </text:span></text:p>
          <text:p text:style-name="P1"><text:span text:style-name="T3">в режим STOP или RESET/</text:span></text:p>
          <text:p text:style-name="P1"><text:span text:style-name="T2">обновить nNMTStateSelf</text:span></text:p>
        </draw:connector>
        <draw:connector draw:style-name="gr3" draw:text-style-name="P1" draw:layer="layout" draw:type="curve" draw:line-skew="9.524cm" svg:x1="22.852cm" svg:y1="20.3cm" svg:x2="22.852cm" svg:y2="16.5cm" draw:start-shape="id4" draw:start-glue-point="1" draw:end-shape="id3" draw:end-glue-point="1" svg:d="M22852 20300c15039 0 15039-3800 0-3800" svg:viewBox="0 0 11280 3801">
          <text:p text:style-name="P1"><text:span text:style-name="T2">Пришло сообщение</text:span></text:p>
          <text:p text:style-name="P1"><text:span text:style-name="T2">от другого модуля</text:span></text:p>
          <text:p text:style-name="P1"><text:span text:style-name="T2">с NMTState == 0</text:span></text:p>
          <text:p text:style-name="P1"><text:span text:style-name="T2">(boot-up)/</text:span></text:p>
          <text:p text:style-name="P1"><text:span text:style-name="T2">послать сигнал ошибки</text:span></text:p>
          <text:p text:style-name="P1"><text:span text:style-name="T2">REMOTE_RESET</text:span></text:p>
        </draw:connector>
        <draw:connector draw:style-name="gr3" draw:text-style-name="P1" draw:layer="layout" draw:type="curve" draw:line-skew="6.587cm -1.111cm" svg:x1="22.852cm" svg:y1="12.7cm" svg:x2="18.552cm" svg:y2="11.9cm" draw:start-shape="id2" draw:start-glue-point="1" draw:end-shape="id2" draw:end-glue-point="0" svg:d="M22852 12700c10633 0 8861-1206 5128-2011s-9428-1207-9428 1211" svg:viewBox="0 0 12328 2635">
          <text:p text:style-name="P1"><text:span text:style-name="T3">Команда перехода </text:span></text:p>
          <text:p text:style-name="P1"><text:span text:style-name="T3">в режим STOP или RESET/</text:span></text:p>
          <text:p text:style-name="P1"><text:span text:style-name="T2">обновить nNMTStateSelf</text:span></text:p>
        </draw:connector>
        <draw:connector draw:style-name="gr3" draw:text-style-name="P1" draw:layer="layout" draw:type="curve" draw:line-skew="16.487cm -3.011cm" svg:x1="22.852cm" svg:y1="20.3cm" svg:x2="18.552cm" svg:y2="11.9cm" draw:start-shape="id4" draw:start-glue-point="1" draw:end-shape="id2" draw:end-glue-point="0" svg:d="M22852 20300c25483 0 21237-5956 13791-9373s-18091-4295-18091 973" svg:viewBox="0 0 23815 12144">
          <text:p text:style-name="P1"><text:span text:style-name="T3">Команда перехода </text:span></text:p>
          <text:p text:style-name="P1"><text:span text:style-name="T3">в режим STOP или RESET/</text:span></text:p>
          <text:p text:style-name="P1"><text:span text:style-name="T2">обновить nNMTStateSelf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2" svg:font-family="FreeSans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9T18:12:36.859836954</meta:creation-date>
    <dc:date>2016-08-29T19:22:17.483906225</dc:date>
    <meta:editing-duration>PT58M53S</meta:editing-duration>
    <meta:editing-cycles>16</meta:editing-cycles>
    <meta:generator>LibreOffice/4.2.8.2$Linux_X86_64 LibreOffice_project/420m0$Build-2</meta:generator>
    <meta:document-statistic meta:object-count="13"/>
  </office:meta>
</office:document-meta>
</file>